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19A58E656CB7E60F9DF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3F200000228316BE3584B913C81.png" manifest:media-type="image/png"/>
  <manifest:file-entry manifest:full-path="Pictures/10000000000002EA0000009850CDB2A52D1F2821.png" manifest:media-type="image/png"/>
  <manifest:file-entry manifest:full-path="Pictures/10000000000003D800000117A2A15FFD3936F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indent="0in" style:auto-text-indent="fals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a77aa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d0aaf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0aaf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dff9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 style:master-page-name="Standard">
      <style:paragraph-properties style:page-number="auto"/>
    </style:style>
    <style:style style:name="P12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13" style:family="paragraph" style:parent-style-name="List_20_Paragraph">
      <style:paragraph-properties fo:margin-left="0.25in" fo:margin-right="0in" fo:text-indent="0in" style:auto-text-indent="false"/>
      <style:text-properties fo:font-weight="normal" officeooo:rsid="0018a0de" officeooo:paragraph-rsid="0018a0de" style:font-weight-asian="normal" style:font-weight-complex="normal"/>
    </style:style>
    <style:style style:name="P14" style:family="paragraph" style:parent-style-name="List_20_Paragraph">
      <style:paragraph-properties fo:margin-left="0.25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normal" officeooo:rsid="001bfa09" officeooo:paragraph-rsid="001ddff9" style:font-weight-asian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e7396" style:font-weight-asian="normal" style:font-weight-complex="normal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fo:font-weight="normal" officeooo:rsid="001e7396" officeooo:paragraph-rsid="001e7396" style:font-weight-asian="normal" style:font-weight-complex="normal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weight="normal" officeooo:rsid="001f6c5a" officeooo:paragraph-rsid="001f6c5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de" style:font-weight-asian="normal" style:font-weight-complex="normal"/>
    </style:style>
    <style:style style:name="T3" style:family="text">
      <style:text-properties fo:font-weight="normal" officeooo:rsid="001bfa09" style:font-weight-asian="normal" style:font-weight-complex="normal"/>
    </style:style>
    <style:style style:name="T4" style:family="text">
      <style:text-properties fo:font-weight="normal" officeooo:rsid="001d0aaf" style:font-weight-asian="normal" style:font-weight-complex="normal"/>
    </style:style>
    <style:style style:name="T5" style:family="text">
      <style:text-properties fo:font-weight="normal" officeooo:rsid="001ddff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7807607" text:style-name="WWNum1">
        <text:list-item>
          <text:p text:style-name="P11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30532539444053" text:continue-numbering="true" text:style-name="WWNum1">
        <text:list-item>
          <text:p text:style-name="P10">计算机存储器: 局部性原则, CPU访问存储器时, 无论是存取指令还是存<text:bookmark text:name="_GoBack"/>取数据，所访问的存储单元都趋向于聚集在一个较小的连续区域中(实现缓存置换的基础, 缓存-主存层次的基础).</text:p>
        </text:list-item>
      </text:list>
      <text:p text:style-name="P2">直接将内存中的一段置换至CPU缓存即可</text:p>
      <text:p text:style-name="P2"/>
      <text:p text:style-name="P2">例: 假设CPU在执行某段程序时, 共访问了Cache命中2000次，访问主存50次，已知Cache的存取时间为50ns,主存的存取时间为200ns, 求Cache主存系统的命中率、访问效率和平均访问时间。</text:p>
      <text:p text:style-name="P2">命中率: </text:p>
      <text:p text:style-name="P2"><draw:frame draw:style-name="fr1" draw:name="图片 1" text:anchor-type="as-char" svg:width="5.7681in" svg:height="1.1752in" draw:z-index="0"><draw:image xlink:href="Pictures/10000000000002EA0000009850CDB2A52D1F2821.png" xlink:type="simple" xlink:show="embed" xlink:actuate="onLoad" loext:mime-type="image/png"/></draw:frame></text:p>
      <text:p text:style-name="P2">访问效率: -&gt; Cache的存取时间/实际存取时间</text:p>
      <text:p text:style-name="P2"><draw:frame draw:style-name="fr1" draw:name="图片 2" text:anchor-type="as-char" svg:width="5.7681in" svg:height="1.6354in" draw:z-index="1"><draw:image xlink:href="Pictures/10000000000003D800000117A2A15FFD3936F985.png" xlink:type="simple" xlink:show="embed" xlink:actuate="onLoad" loext:mime-type="image/png"/></draw:frame></text:p>
      <text:p text:style-name="P2">平均访问时间:</text:p>
      <text:p text:style-name="P2"><draw:frame draw:style-name="fr1" draw:name="图片 3" text:anchor-type="as-char" svg:width="1.948in" svg:height="0.4165in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2"/>
      <text:p text:style-name="P2">高速缓存替换算法: </text:p>
      <text:p text:style-name="P2">随机算法:</text:p>
      <text:p text:style-name="P2">先进先出算法:</text:p>
      <text:p text:style-name="P2">最不经常使用算法:</text:p>
      <text:p text:style-name="P2"><text:soft-page-break/>最近最少使用算法:</text:p>
      <text:p text:style-name="P2"/>
      <text:p text:style-name="P2">3. 为什么主存断电会丢失数据: 电容存储数据</text:p>
      <text:p text:style-name="P2"/>
      <text:p text:style-name="P2">4. 磁盘的寻址算法</text:p>
      <text:p text:style-name="P2">Context:</text:p>
      <text:p text:style-name="P2">磁头所在磁道: 4</text:p>
      <text:p text:style-name="P2">磁头方向向外</text:p>
      <text:p text:style-name="P2">现读取磁道: 1 4 2 3 1 5</text:p>
      <text:p text:style-name="P2"/>
      <text:p text:style-name="P2">先来先服务: first come first serve</text:p>
      <text:p text:style-name="P2">1 4 2 3 1 5</text:p>
      <text:p text:style-name="P2">最短寻道时间优先</text:p>
      <text:p text:style-name="P2">4 5 3 2 1 1</text:p>
      <text:p text:style-name="P2">扫描算法(电梯算法)</text:p>
      <text:p text:style-name="P2">初始方向考虑磁头方向，模拟电梯算法即可</text:p>
      <text:p text:style-name="P2">循环扫描算法</text:p>
      <text:p text:style-name="P2">4 5 1 1 2 3</text:p>
      <text:p text:style-name="P2"/>
      <text:p text:style-name="P2">5.0 操作码与操作数的概念</text:p>
      <text:p text:style-name="P2"/>
      <text:p text:style-name="P1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blank" xlink:show="new" text:style-name="ListLabel_20_1" text:visited-style-name="ListLabel_20_1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2">5. <text:span text:style-name="T6">机器指令的形式</text:span></text:p>
      <text:p text:style-name="P2">操作码字段 地址码字段 → Java虚拟机</text:p>
      <text:p text:style-name="P2">例:</text:p>
      <text:p text:style-name="P2">操作码字段 地址码字段</text:p>
      <text:p text:style-name="P2">6: iconst_1</text:p>
      <text:p text:style-name="P2">7: istore_1</text:p>
      <text:p text:style-name="P2">8: iconst_5</text:p>
      <text:p text:style-name="P2"><text:soft-page-break/>9: istore_2</text:p>
      <text:p text:style-name="P2">10: iinc <text:s text:c="9"/>1, 1</text:p>
      <text:p text:style-name="P2">13: iinc <text:s text:c="9"/>2, 1</text:p>
      <text:p text:style-name="P2"/>
      <text:p text:style-name="P7"><text:tab/>机器指令的形式:</text:p>
      <text:p text:style-name="P2">三地址指令: 操作码(OP) addr1 addr2 addr3</text:p>
      <text:p text:style-name="P2">(addr1)OP(addr2) → (addr3)</text:p>
      <text:p text:style-name="P2">例: a + <text:span text:style-name="T1">b = c <text:s/>其中abc处在三个不同的地址</text:span></text:p>
      <text:p text:style-name="P3"/>
      <text:p text:style-name="P3">二地址指令: a + b = a</text:p>
      <text:p text:style-name="P3">一地址指令: 空指针</text:p>
      <text:p text:style-name="P3">零地址指令: 无地址码 → <text:s/>空操作，停机操作、中断返回操作</text:p>
      <text:p text:style-name="P3"/>
      <text:p text:style-name="P2"><text:span text:style-name="T6">机器指令的操作类型</text:span><text:span text:style-name="T1">: 数据传输, 算术逻辑操作，移位操作，控制指令</text:span></text:p>
      <text:p text:style-name="P3"/>
      <text:p text:style-name="P2"><text:span text:style-name="T6">机器指令的寻址方式</text:span><text:span text:style-name="T1">: </text:span></text:p>
      <text:p text:style-name="P3">指令的寻址方式:</text:p>
      <text:p text:style-name="P3">指令寻址 → 顺序寻址、跳跃寻址</text:p>
      <text:p text:style-name="P3"/>
      <text:p text:style-name="P3">数据的寻址方式:</text:p>
      <text:p text:style-name="P2"><text:span text:style-name="T1">立即寻址: 操作数直接放在操作数代码段中，无需访问存储器</text:span><text:span text:style-name="T2">(操作数代码段直接表示操作数的值)</text:span></text:p>
      <text:p text:style-name="P3">直接寻址: 直接给到操作数的地址</text:p>
      <text:p text:style-name="P3">间接寻址: 指令地址码给出的是操作数地址的地址</text:p>
      <text:p text:style-name="P3"/>
      <text:p text:style-name="P13">6. 计算机的运算器</text:p>
      <text:p text:style-name="P4"><text:span text:style-name="T6">数据缓冲器</text:span><text:span text:style-name="T1">: 输入缓冲, 输出缓冲</text:span></text:p>
      <text:p text:style-name="P4"><text:span text:style-name="T6">ALU</text:span><text:span text:style-name="T1">: 算术逻辑单元, 是运算器的主要组成部分 → 位运算, 算术运算</text:span></text:p>
      <text:p text:style-name="P4"><text:span text:style-name="T6">通用寄存器</text:span><text:span text:style-name="T1">: 暂存数据或指令、保存ALU的运算中间结果</text:span></text:p>
      <text:p text:style-name="P4"><text:span text:style-name="T6">状态字寄存器</text:span><text:span text:style-name="T1">: 存放运算状态(条件码、进位、溢出、结果正负等)， 运算控制信息(调试跟踪标记位、允许中断等)</text:span></text:p>
      <text:p text:style-name="P14">总线</text:p>
      <text:p text:style-name="P14"/>
      <text:p text:style-name="P14">7. 计算机的控制器</text:p>
      <text:p text:style-name="P4"><text:span text:style-name="T6">程序计数器</text:span><text:span text:style-name="T1">: 程序计数器用来存储下一条指令的地址, 循环从程序计数器中拿出指令</text:span><text:span text:style-name="T3">，当指令被拿出时，指向下一条指令</text:span></text:p>
      <text:p text:style-name="P4"><text:span text:style-name="T6">时序发生器</text:span><text:span text:style-name="T1">: 发送时序脉冲</text:span><text:span text:style-name="T3">(CPU时钟周期)， CPU根据不同的时序脉冲进行工作</text:span></text:p>
      <text:p text:style-name="P4"><text:span text:style-name="T6">指令译码器</text:span><text:span text:style-name="T4">: (翻译指令)操作码、地址码、翻译操作码对应的操作以及控制传输地址码对应的数据</text:span></text:p>
      <text:p text:style-name="P5"><text:span text:style-name="T6">各种寄存器</text:span><text:span text:style-name="T1"> →</text:span><text:span text:style-name="T3"> <text:s/></text:span></text:p>
      <text:p text:style-name="P5"><text:span text:style-name="T3">指令寄存器: </text:span><text:span text:style-name="T4">主存、高速缓存存取计算机指令</text:span></text:p>
      <text:p text:style-name="P5"><text:span text:style-name="T3">主存地址寄存器: </text:span><text:span text:style-name="T5">保存当前CPU正要访问的内存单元的地址</text:span></text:p>
      <text:p text:style-name="P8"><text:span text:style-name="T3"><text:s text:c="5"/>主存数据寄存器: </text:span><text:span text:style-name="T5">保存当前CPU正要读或者写的主存数据</text:span></text:p>
      <text:p text:style-name="P15"><text:s text:c="5"/></text:p>
      <text:p text:style-name="P9"><text:soft-page-break/><text:span text:style-name="T3">通用寄存器: 用于暂时存放或传送数据或指令, 保存</text:span><text:span text:style-name="T5">ALU的运算中间结果，容量比一般专用寄存器要大</text:span></text:p>
      <text:p text:style-name="P16">总线</text:p>
      <text:p text:style-name="P16"/>
      <text:p text:style-name="P18">8. 计算机指令的执行过程</text:p>
      <text:p text:style-name="P19"><draw:frame draw:style-name="fr2" draw:name="Image1" text:anchor-type="paragraph" svg:width="5.7681in" svg:height="3.152in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19">数据缓存，指令缓存对应高速缓存</text:p>
      <text:p text:style-name="P19">程序计数器，指令寄存器，指令译码器，时序发生器对应控制器</text:p>
      <text:p text:style-name="P17"><draw:frame draw:style-name="fr3" draw:name="Image3" text:anchor-type="paragraph" svg:width="5.7681in" svg:height="3.4307in" draw:z-index="5"><draw:image xlink:href="Pictures/10000201000009100000056422D7151090381B35.png" xlink:type="simple" xlink:show="embed" xlink:actuate="onLoad" loext:mime-type="image/png"/></draw:frame></text:p>
      <text:p text:style-name="P14"/>
      <text:p text:style-name="P3"/>
      <text:p text:style-name="P2"/>
      <text:p text:style-name="P2"/>
      <text:p text:style-name="P6"><text:soft-page-break/>CPU的流水线设计:</text:p>
      <text:p text:style-name="P6"><draw:frame draw:style-name="fr4" draw:name="Image2" text:anchor-type="paragraph" svg:width="5.5181in" svg:height="2.1382in" draw:z-index="4"><draw:image xlink:href="Pictures/10000201000004220000019A58E656CB7E60F9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23:00</meta:creation-date>
    <meta:initial-creator>1</meta:initial-creator>
    <dc:language>en-US</dc:language>
    <dc:date>2020-03-06T03:05:32.255936175</dc:date>
    <meta:editing-cycles>6</meta:editing-cycles>
    <meta:editing-duration>PT10H17M15S</meta:editing-duration>
    <meta:generator>LibreOffice/6.0.7.3$Linux_X86_64 LibreOffice_project/00m0$Build-3</meta:generator>
    <meta:document-statistic meta:table-count="0" meta:image-count="6" meta:object-count="0" meta:page-count="5" meta:paragraph-count="89" meta:word-count="1714" meta:character-count="2112" meta:non-whitespace-character-count="1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